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major</text:p>
          </table:table-cell>
          <table:table-cell table:style-name="ce2"/>
          <table:table-cell office:value-type="string" table:style-name="ce2">
            <text:p>mana_regen_percent_big</text:p>
          </table:table-cell>
          <table:table-cell table:number-columns-repeated="5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phys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to_water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number-columns-repeated="15839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fire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phys_to_natur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49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493" table:style-name="ce2"/>
          <table:table-cell table:number-columns-repeated="15360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Kelvin Vuu</dc:creator>
    <dc:date>2021-07-19T06:12:07Z</dc:date>
    <meta:editing-cycles>30</meta:editing-cycles>
    <meta:editing-duration>PT10832S</meta:editing-duration>
  </office:meta>
</office:document-meta>
</file>